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4dc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124dce" officeooo:paragraph-rsid="00124dce" style:font-size-asian="16pt" style:font-size-complex="16pt"/>
    </style:style>
    <style:style style:name="T1" style:family="text">
      <style:text-properties fo:font-size="22pt" fo:font-weight="bold" officeooo:rsid="00124dce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3</text:span></text:p>
      <text:p text:style-name="Standard"/>
      <text:p text:style-name="P2">Overview of SQL.</text:p>
      <text:p text:style-name="P2"/>
      <text:p text:style-name="P2">1) Does ANSI recognize the data type DATE?</text:p>
      <text:p text:style-name="P3">ANS: <text:span text:style-name="T2">YES</text:span>, ANSI recognize DATE as datatype.</text:p>
      <text:p text:style-name="P2"/>
      <text:p text:style-name="P2"/>
      <text:p text:style-name="P2"/>
      <text:p text:style-name="P2"/>
      <text:p text:style-name="P2"/>
      <text:p text:style-name="P2">2) Which subdivision of SQL is used to insert values in tables?</text:p>
      <text:p text:style-name="P3">ANS: The subdivision of SQL is used to insert values in tables is <text:span text:style-name="T2">Data Manipulation Langugae (DML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0:06:00.697607047</meta:creation-date>
    <dc:date>2024-03-20T00:11:59.188856102</dc:date>
    <meta:editing-duration>PT5M59S</meta:editing-duration>
    <meta:editing-cycles>1</meta:editing-cycles>
    <meta:document-statistic meta:table-count="0" meta:image-count="0" meta:object-count="0" meta:page-count="1" meta:paragraph-count="6" meta:word-count="49" meta:character-count="274" meta:non-whitespace-character-count="231"/>
    <meta:generator>LibreOffice/7.3.7.2$Linux_X86_64 LibreOffice_project/30$Build-2</meta:generator>
  </office:meta>
</office:document-meta>
</file>